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a11c" officeooo:paragraph-rsid="000d7109"/>
    </style:style>
    <style:style style:name="P2" style:family="paragraph" style:parent-style-name="Standard">
      <style:text-properties officeooo:paragraph-rsid="000d7109"/>
    </style:style>
    <style:style style:name="P3" style:family="paragraph" style:parent-style-name="Standard">
      <style:paragraph-properties fo:break-before="page"/>
      <style:text-properties officeooo:rsid="0008a11c" officeooo:paragraph-rsid="000d7109"/>
    </style:style>
    <style:style style:name="P4" style:family="paragraph" style:parent-style-name="Standard">
      <style:paragraph-properties fo:break-before="page"/>
      <style:text-properties officeooo:paragraph-rsid="000d7109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paragraph-properties fo:break-before="page"/>
      <style:text-properties officeooo:paragraph-rsid="00125769"/>
    </style:style>
    <style:style style:name="P7" style:family="paragraph" style:parent-style-name="Quotations">
      <style:paragraph-properties fo:margin-left="0in" fo:margin-right="0.3937in" fo:text-indent="0in" style:auto-text-indent="false"/>
    </style:style>
    <style:style style:name="P8" style:family="paragraph" style:parent-style-name="Preformatted_20_Text">
      <style:paragraph-properties fo:margin-left="0in" fo:margin-right="0.3937in" fo:text-indent="0in" style:auto-text-indent="false" fo:break-before="page"/>
      <style:text-properties officeooo:rsid="0012ad5c" officeooo:paragraph-rsid="0012ad5c"/>
    </style:style>
    <style:style style:name="P9" style:family="paragraph" style:parent-style-name="Preformatted_20_Text">
      <style:paragraph-properties fo:margin-left="0in" fo:margin-right="0.3937in" fo:text-indent="0in" style:auto-text-indent="false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Preformatted_20_Text">
      <style:paragraph-properties fo:margin-top="0in" fo:margin-bottom="0.1965in" style:contextual-spacing="false"/>
      <style:text-properties fo:font-size="13.5pt" officeooo:rsid="001457c2" officeooo:paragraph-rsid="001457c2"/>
    </style:style>
    <style:style style:name="P12" style:family="paragraph" style:parent-style-name="Preformatted_20_Text">
      <style:paragraph-properties fo:margin-top="0in" fo:margin-bottom="0.1965in" style:contextual-spacing="false"/>
      <style:text-properties fo:font-size="12pt" officeooo:rsid="0014a7b5" officeooo:paragraph-rsid="0014a7b5" style:font-size-asian="12pt" style:font-size-complex="12pt"/>
    </style:style>
    <style:style style:name="P13" style:family="paragraph" style:parent-style-name="Preformatted_20_Text">
      <style:paragraph-properties fo:margin-top="0in" fo:margin-bottom="0.1965in" style:contextual-spacing="false"/>
      <style:text-properties fo:font-size="11pt" officeooo:rsid="00168e5f" officeooo:paragraph-rsid="00168e5f" style:font-size-asian="11pt" style:font-size-complex="11pt"/>
    </style:style>
    <style:style style:name="P14" style:family="paragraph" style:parent-style-name="Preformatted_20_Text">
      <style:paragraph-properties fo:margin-top="0in" fo:margin-bottom="0.1965in" style:contextual-spacing="false"/>
      <style:text-properties fo:font-size="11pt" officeooo:rsid="0017a221" officeooo:paragraph-rsid="0017a221" style:font-size-asian="11pt" style:font-size-complex="11pt"/>
    </style:style>
    <style:style style:name="P15" style:family="paragraph" style:parent-style-name="Preformatted_20_Text">
      <style:paragraph-properties fo:margin-top="0in" fo:margin-bottom="0.1965in" style:contextual-spacing="false"/>
      <style:text-properties fo:font-size="11pt" officeooo:rsid="001afab5" officeooo:paragraph-rsid="001afab5" style:font-size-asian="11pt" style:font-size-complex="11pt"/>
    </style:style>
    <style:style style:name="P16" style:family="paragraph" style:parent-style-name="Preformatted_20_Text">
      <style:paragraph-properties fo:margin-top="0in" fo:margin-bottom="0.1965in" style:contextual-spacing="false"/>
      <style:text-properties fo:font-size="11pt" officeooo:rsid="001bb0ab" officeooo:paragraph-rsid="001bb0ab" style:font-size-asian="11pt" style:font-size-complex="11pt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ize="11pt" officeooo:rsid="001bfdb4" officeooo:paragraph-rsid="001bfdb4" style:font-size-asian="11pt" style:font-size-complex="11pt"/>
    </style:style>
    <style:style style:name="P18" style:family="paragraph" style:parent-style-name="Preformatted_20_Text">
      <style:paragraph-properties fo:margin-top="0in" fo:margin-bottom="0.1965in" style:contextual-spacing="false"/>
      <style:text-properties fo:font-size="11pt" officeooo:rsid="0019887f" officeooo:paragraph-rsid="0019887f" style:font-size-asian="11pt" style:font-size-complex="11pt"/>
    </style:style>
    <style:style style:name="P19" style:family="paragraph" style:parent-style-name="Preformatted_20_Text">
      <style:paragraph-properties fo:margin-top="0in" fo:margin-bottom="0.1965in" style:contextual-spacing="false" fo:break-before="page"/>
      <style:text-properties officeooo:rsid="001457c2" officeooo:paragraph-rsid="001457c2"/>
    </style:style>
    <style:style style:name="P20" style:family="paragraph" style:parent-style-name="Preformatted_20_Text">
      <style:paragraph-properties fo:margin-top="0in" fo:margin-bottom="0.1965in" style:contextual-spacing="false" fo:break-before="page"/>
      <style:text-properties fo:font-size="11pt" officeooo:rsid="00168e5f" officeooo:paragraph-rsid="00168e5f" style:font-size-asian="11pt" style:font-size-complex="11pt"/>
    </style:style>
    <style:style style:name="P21" style:family="paragraph" style:parent-style-name="Preformatted_20_Text">
      <style:paragraph-properties fo:margin-top="0in" fo:margin-bottom="0.1965in" style:contextual-spacing="false" fo:break-before="page"/>
      <style:text-properties fo:font-size="11pt" officeooo:rsid="0017a221" officeooo:paragraph-rsid="0017a221" style:font-size-asian="11pt" style:font-size-complex="11pt"/>
    </style:style>
    <style:style style:name="P22" style:family="paragraph" style:parent-style-name="Text_20_body">
      <style:paragraph-properties fo:margin-top="0in" fo:margin-bottom="0.1965in" style:contextual-spacing="false" fo:break-before="page"/>
      <style:text-properties fo:font-size="11pt" officeooo:rsid="0017a221" officeooo:paragraph-rsid="0017a221" style:font-size-asian="11pt" style:font-size-complex="11pt"/>
    </style:style>
    <style:style style:name="P23" style:family="paragraph" style:parent-style-name="Text_20_body">
      <style:paragraph-properties fo:margin-top="0in" fo:margin-bottom="0.1965in" style:contextual-spacing="false"/>
      <style:text-properties fo:font-size="11pt" officeooo:rsid="0017a221" officeooo:paragraph-rsid="0017a221" style:font-size-asian="11pt" style:font-size-complex="11pt"/>
    </style:style>
    <style:style style:name="P24" style:family="paragraph" style:parent-style-name="Preformatted_20_Text">
      <style:paragraph-properties fo:margin-top="0in" fo:margin-bottom="0.1965in" style:contextual-spacing="false" style:border-line-width-bottom="0.0118in 0.0118in 0.0118in" fo:padding="0.0291in" fo:border-left="none" fo:border-right="none" fo:border-top="none" fo:border-bottom="2.55pt double #000000" style:join-border="false"/>
      <style:text-properties fo:font-size="11pt" officeooo:rsid="001bb0ab" officeooo:paragraph-rsid="001bb0ab" style:font-size-asian="11pt" style:font-size-complex="11pt"/>
    </style:style>
    <style:style style:name="P25" style:family="paragraph" style:parent-style-name="Preformatted_20_Text">
      <style:paragraph-properties fo:margin-top="0in" fo:margin-bottom="0.1965in" style:contextual-spacing="false" style:border-line-width-bottom="0.0118in 0.0118in 0.0118in" fo:padding="0.0291in" fo:border-left="none" fo:border-right="none" fo:border-top="none" fo:border-bottom="2.55pt double #000000" style:join-border="false"/>
      <style:text-properties fo:font-size="11pt" officeooo:rsid="001e7abe" officeooo:paragraph-rsid="001e7abe" style:font-size-asian="11pt" style:font-size-complex="11pt"/>
    </style:style>
    <style:style style:name="P26" style:family="paragraph" style:parent-style-name="Text_20_body" style:list-style-name="L1"/>
    <style:style style:name="P27" style:family="paragraph" style:parent-style-name="Preformatted_20_Text" style:list-style-name="L1"/>
    <style:style style:name="P28" style:family="paragraph" style:parent-style-name="Preformatted_20_Text" style:list-style-name="L1">
      <style:text-properties officeooo:paragraph-rsid="00218be8"/>
    </style:style>
    <style:style style:name="P29" style:family="paragraph" style:parent-style-name="Preformatted_20_Text" style:list-style-name="L1">
      <style:paragraph-properties fo:margin-top="0in" fo:margin-bottom="0.1965in" style:contextual-spacing="false"/>
    </style:style>
    <style:style style:name="P30" style:family="paragraph" style:parent-style-name="Heading_20_2">
      <style:paragraph-properties fo:break-before="page"/>
    </style:style>
    <style:style style:name="T1" style:family="text">
      <style:text-properties officeooo:rsid="000d7a01"/>
    </style:style>
    <style:style style:name="T2" style:family="text">
      <style:text-properties officeooo:rsid="001053bd"/>
    </style:style>
    <style:style style:name="T3" style:family="text">
      <style:text-properties fo:font-size="12pt"/>
    </style:style>
    <style:style style:name="T4" style:family="text">
      <style:text-properties style:font-size-asian="12pt"/>
    </style:style>
    <style:style style:name="T5" style:family="text">
      <style:text-properties fo:color="#ff6666" fo:font-size="12pt"/>
    </style:style>
    <style:style style:name="T6" style:family="text">
      <style:text-properties officeooo:rsid="00218be8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in" svg:y="0in" svg:width="3.1252in" svg:height="2.6043in" draw:z-index="0">
        <draw:floating-frame draw:frame-name="aswift_0"/>
      </draw:frame>
      <draw:frame draw:style-name="fr1" draw:name="Object2" text:anchor-type="page" text:anchor-page-number="1" svg:x="0in" svg:y="0in" svg:width="3.1252in" svg:height="2.6043in" draw:z-index="1">
        <draw:floating-frame draw:frame-name="aswift_1"/>
      </draw:frame>
      <text:p text:style-name="Standard">Fedora 16下安装ruby on rails</text:p>
      <text:p text:style-name="Standard"> </text:p>
      <text:p text:style-name="Standard">最近在windows下写了些rails小程序，问题一个接一个，到最后终于坚信了那句话“windows不适合用于ruby on rails开发”。于是找了另外一台已经装了Fedora 16的电脑（系统不是我安装，也不方便重装，只好用着了，本来想用CentOS 6.3的），把RoR装上，用得还挺顺手，所以把安装过程记录一下。<text:line-break/> </text:p>
      <text:p text:style-name="Standard">在Linux下安装RoR可以用<text:a xlink:type="simple" xlink:href="http://www.2cto.com/ym" office:target-frame-name="_blank" xlink:show="new">源码</text:a>、rvm方式安装。用源码安装的话需要自己去解决依赖关系，偏偏我用的这个<text:a xlink:type="simple" xlink:href="http://www.2cto.com/os/" office:target-frame-name="_blank" xlink:show="new">系统</text:a>好多库都没安装，于是选择了rvm的安装方式。</text:p>
      <text:p text:style-name="Standard"> </text:p>
      <text:p text:style-name="Standard">1.安装rvm  www.2cto.com  </text:p>
      <text:p text:style-name="Standard">$curl -L get.rvm.io | bash -s stable</text:p>
      <text:p text:style-name="Standard">2.使rvm命令生效</text:p>
      <text:p text:style-name="Standard">$source ~/.rvm/scripts/rvm</text:p>
      <text:p text:style-name="Standard">3.查看可用的ruby版本</text:p>
      <text:p text:style-name="Standard">$rvm list known</text:p>
      <text:p text:style-name="Standard"> </text:p>
      <text:p text:style-name="Standard">4.当前可用的最新版本是1.9.3，所以安装这个版本</text:p>
      <text:p text:style-name="Standard">$rvm install 1.9.3</text:p>
      <text:p text:style-name="Standard">5.gem的默认源是http://rubygems.org，由于中国网络上的一些因素，国内用户使用gem命令安装东西时经常出错，所以要此把gem的默认源更换掉</text:p>
      <text:p text:style-name="Standard">#查看当前的gem源</text:p>
      <text:p text:style-name="Standard">$gem sources -l</text:p>
      <text:p text:style-name="Standard"> </text:p>
      <text:p text:style-name="Standard">#如果没有意外，上面的命令会把http://rubygems.org/打印出来</text:p>
      <text:p text:style-name="Standard">$gem sources -r http://rubygems.org/</text:p>
      <text:p text:style-name="Standard">#添加taobao的源</text:p>
      <text:p text:style-name="Standard">$gem sources -a http://ruby.taobao.org/</text:p>
      <text:p text:style-name="Standard"> </text:p>
      <text:p text:style-name="Standard">6.安装rails</text:p>
      <text:p text:style-name="Standard">$gem install rails</text:p>
      <text:p text:style-name="Standard">要安装其它的东西的话再用gem install &lt;name&gt;来安装就好了。</text:p>
      <text:p text:style-name="P3">[xmeng@dhcp-192-149 access-labs-demo-rails]$ rails -v </text:p>
      <text:p text:style-name="P1">Could not find mysql2-0.3.14 in any of the sources </text:p>
      <text:p text:style-name="P1">Run `bundle install` to install missing gems. </text:p>
      <text:p text:style-name="P1"/>
      <text:p text:style-name="P1">[xmeng@dhcp-192-149 access-labs-demo-rails]$ bundle install </text:p>
      <text:p text:style-name="P1">An error occurred while installing mysql2 (0.3.14), and Bundler cannot continue. </text:p>
      <text:p text:style-name="P1">Make sure that `gem install mysql2 -v '0.3.14'` succeeds before bundling. <text:line-break/></text:p>
      <text:p text:style-name="P1">[xmeng@dhcp-192-149 access-labs-demo-rails]$ gem install mysql2 -v '0.3.14' </text:p>
      <text:p text:style-name="P1">ERROR: <text:s/>Error installing mysql2: </text:p>
      <text:p text:style-name="P1"><text:tab/>ERROR: Failed to build gem native extension. </text:p>
      <text:p text:style-name="P1"/>
      <text:p text:style-name="P1">[root@dhcp-192-149 mysql2-0.3.14]# yum -y install gcc mysql-devel </text:p>
      <text:p text:style-name="P1"/>
      <text:p text:style-name="P1"/>
      <text:p text:style-name="P2">$gem sources -l</text:p>
      <text:p text:style-name="P2">$gem sources -r <text:a xlink:type="simple" xlink:href="http://rubygems.org/">http</text:a><text:a xlink:type="simple" xlink:href="http://rubygems.org/"><text:span text:style-name="T1">s</text:span></text:a><text:a xlink:type="simple" xlink:href="http://rubygems.org/">://rubygems.org/</text:a></text:p>
      <text:p text:style-name="P2">$gem sources -a http://ruby.taobao.org/</text:p>
      <text:p text:style-name="P4"/>
      <text:section text:style-name="Sect1" text:name="li_all">
        <text:section text:style-name="Sect1" text:name="li_2">
          <text:p text:style-name="Standard"><text:bookmark text:name="aswift_0_anchor"/></text:p>
        </text:section>
      </text:section>
      <text:section text:style-name="Sect1" text:name="content">
        <text:p text:style-name="Text_20_body"><text:bookmark text:name="aswift_1_anchor"/>环境:<text:a xlink:type="simple" xlink:href="http://www.linuxidc.com/topicnews.aspx?tid=5" office:target-frame-name="_blank" xlink:show="new">Fedora</text:a> 9</text:p>
        <text:p text:style-name="Text_20_body">1. 安装 ruby </text:p>
        <text:p text:style-name="Text_20_body">[root@www ~]# yum install ruby* -y</text:p>
        <text:p text:style-name="Text_20_body">2. 更新ruby</text:p>
        <text:p text:style-name="Text_20_body">[root@www ~]# gem update --system<text:line-break/>[root@www ~]# gem update</text:p>
        <text:p text:style-name="Text_20_body">3.install Rails and dependencies</text:p>
        <text:p text:style-name="Text_20_body">[root@www~]gem install rails –include-dependencies</text:p>
        <text:p text:style-name="Text_20_body">4.安装常用的gem包</text:p>
        <text:p text:style-name="Text_20_body">[root@www ~]# gem install ruby-debug ruby-debug-base sqlite3-ruby<text:line-break/>Successfully installed ruby-debug-0.10.2<text:line-break/>Building native extensions. This could take a while...<text:line-break/>Successfully installed ruby-debug-base-0.10.2<text:line-break/>Building native extensions. This could take a while...<text:line-break/>Successfully installed sqlite3-ruby-1.2.4</text:p>
        <text:p text:style-name="Text_20_body">3 gems installed</text:p>
        <text:p text:style-name="Text_20_body">Installing ri documentation for ruby-debug-0.10.2...<text:line-break/>Installing ri documentation for ruby-debug-base-0.10.2...<text:line-break/>Installing ri documentation for sqlite3-ruby-1.2.4...<text:line-break/>Installing RDoc documentation for ruby-debug-0.10.2...<text:line-break/>Installing RDoc documentation for ruby-debug-base-0.10.2...<text:line-break/>Installing RDoc documentation for sqlite3-ruby-1.2.4...<text:line-break/>[root@www ~]# </text:p>
        <text:p text:style-name="Text_20_body">5. install Mongrel<text:line-break/>方法同4</text:p>
        <text:p text:style-name="Text_20_body">[root@www ~]# gem install mongrel</text:p>
        <text:p text:style-name="Text_20_body">6. 若使用mysql， 还可能需要执行以下操作</text:p>
        <text:p text:style-name="Text_20_body">[root@www ~]# yum install mysql*<text:line-break/>[root@www ~]# gem install mysql</text:p>
        <text:p text:style-name="Text_20_body">7. 安装 ＆ 配置Apache</text:p>
        <text:p text:style-name="Text_20_body">[root@www~]yum install httpd</text:p>
        <text:p text:style-name="Text_20_body">新建/etc/httpd/conf.d/rails.conf内容如下</text:p>
        <text:p text:style-name="Text_20_body">Listen 8080</text:p>
        <text:p text:style-name="Text_20_body">ProxyRequests Off</text:p>
        <text:p text:style-name="Text_20_body">BalancerMember http://127.0.0.1:3001<text:line-break/>BalancerMember http://127.0.0.1：3002<text:line-break/>#BalancerMember http://127.0.0.1:3003<text:line-break/>#BalancerMember http://127.0.0.1:3004<text:line-break/><text:soft-page-break/>#BalancerMember http://127.0.0.1:3005</text:p>
        <text:p text:style-name="Text_20_body"> </text:p>
        <text:p text:style-name="Text_20_body">ServerName www.laiyunqing.com:8080<text:line-break/>DocumentRoot /var/www/beeblio/public<text:line-break/>ProxyPass /image !<text:line-break/>ProxyPass /stylesheets !<text:line-break/>ProxyPass /javascripts !<text:line-break/>ProxyPass / balancer://myCluster/<text:line-break/>ProxyPassReverse / balancer://myCluster/<text:line-break/>ProxyPreserveHost on</text:p>
        <text:p text:style-name="Text_20_body"><text:line-break/>然后在3001,3002...3005端口启动mongrel </text:p>
        <text:p text:style-name="Text_20_body">mongrel_rails start -e production -p 3001 -d -c /var/www/beeblio/ -P /var/www/beeblio/log/mongrel-3001.pid<text:line-break/>mongrel_rails start -e production -p 3001 -d -c /var/www/beeblio/ -P /var/www/beeblio/log/mongrel-3002.pid<text:line-break/>...</text:p>
        <text:p text:style-name="Text_20_body">8. 重启apache，试试地址栏中输入http://localhost:8080,该工作了吧？</text:p>
        <text:p text:style-name="Text_20_body">[root@www~]service httpd restart</text:p>
      </text:section>
      <text:p text:style-name="P2"/>
      <text:p text:style-name="P1"/>
      <text:p text:style-name="Standard"/>
      <text:p text:style-name="P5">I have a Ruby-on-Rails app the needs to use mysql2. When I try to run the app, I get the following error:</text:p>
      <text:p text:style-name="Quotations">Could not find mysql2-0.3.11 in any of the sources</text:p>
      <text:p text:style-name="Text_20_body">If I run <text:span text:style-name="Source_20_Text">bundle install</text:span> I get the following error:</text:p>
      <text:p text:style-name="Quotations">An error occurred while installing mysql2 (0.3.11), and Bundler cannot continue.</text:p>
      <text:p text:style-name="Text_20_body">Finally, if I try to run <text:span text:style-name="Source_20_Text">gem install mysql2 -v '0.3.11'</text:span> I get this error:</text:p>
      <text:p text:style-name="Quotations">ERROR: Error installing mysql2: ERROR: Failed to build gem native extension.</text:p>
      <text:p text:style-name="Quotations"/>
      <text:p text:style-name="Quotations"><text:span text:style-name="Source_20_Text">bundle install --verbose</text:span></text:p>
      <text:p text:style-name="P6"><text:span text:style-name="Source_20_Text"><text:span text:style-name="T2">rails .rvm/gems/ruby-1.9.3-p547/gems/actionpack-3.2.16/lib/action_dispatch/routing/mapper.rb:253:can't convert String into Hash (TypeError) </text:span></text:span></text:p>
      <text:p text:style-name="Text_20_body"><text:span text:style-name="Source_20_Text"/></text:p>
      <text:p text:style-name="Text_20_body"><text:span text:style-name="Source_20_Text">rvm pkg install libyaml</text:span></text:p>
      <text:p text:style-name="P7">rvm reinstall 1.9.3</text:p>
      <text:p text:style-name="P8">assignment-openshift</text:p>
      <text:p text:style-name="P9"/>
      <text:p text:style-name="P9">MySQL 5.1 database added. <text:s/>Please make note of these credentials:</text:p>
      <text:p text:style-name="Preformatted_20_Text"/>
      <text:p text:style-name="Preformatted_20_Text"><text:s text:c="7"/>Root User: adminqQdDvTQ</text:p>
      <text:p text:style-name="Preformatted_20_Text"><text:s text:c="3"/>Root Password: JumJq5T8zAPm</text:p>
      <text:p text:style-name="Preformatted_20_Text"><text:s text:c="3"/>Database Name: assignment</text:p>
      <text:p text:style-name="Preformatted_20_Text"/>
      <text:p text:style-name="Preformatted_20_Text">Connection URL: mysql://$OPENSHIFT_MYSQL_DB_HOST:$OPENSHIFT_MYSQL_DB_PORT/</text:p>
      <text:p text:style-name="Preformatted_20_Text"/>
      <text:p text:style-name="Preformatted_20_Text">You can manage your new MySQL database by also embedding phpmyadmin.</text:p>
      <text:p text:style-name="P10">The phpmyadmin username and password will be the same as the MySQL credentials above.</text:p>
      <text:p text:style-name="P19">Passenger</text:p>
      <text:p text:style-name="P11">gem install passenger</text:p>
      <text:p text:style-name="P11">cd rails-project-dir</text:p>
      <text:p text:style-name="P11">vim Gemfile</text:p>
      <text:p text:style-name="P11">add gem 'passenger'</text:p>
      <text:p text:style-name="P11">bundle install</text:p>
      <text:p text:style-name="P11">passenger-install-apache2-module</text:p>
      <text:p text:style-name="P11"/>
      <text:p text:style-name="P11"/>
      <text:p text:style-name="P12">Please edit your Apache configuration file, and add these lines: </text:p>
      <text:p text:style-name="P12"/>
      <text:p text:style-name="P12"><text:s text:c="3"/>LoadModule passenger_module /home/xmeng/.rvm/gems/ruby-1.9.3-p547/gems/passenger-4.0.45/buildout/apache2/mod_passenger.so </text:p>
      <text:p text:style-name="P12"><text:s text:c="3"/>&lt;IfModule mod_passenger.c&gt; </text:p>
      <text:p text:style-name="P12"><text:s text:c="5"/>PassengerRoot /home/xmeng/.rvm/gems/ruby-1.9.3-p547/gems/passenger-4.0.45 </text:p>
      <text:p text:style-name="P12"><text:s text:c="5"/>PassengerDefaultRuby /home/xmeng/.rvm/gems/ruby-1.9.3-p547/wrappers/ruby </text:p>
      <text:p text:style-name="P12"><text:s text:c="3"/>&lt;/IfModule&gt; </text:p>
      <text:p text:style-name="P12"/>
      <text:p text:style-name="P12">After you restart Apache, you are ready to deploy any number of web </text:p>
      <text:p text:style-name="P12">applications on Apache, with a minimum amount of configuration! </text:p>
      <text:p text:style-name="P20">Deploying a web application: an example </text:p>
      <text:p text:style-name="P13"/>
      <text:p text:style-name="P13">Suppose you have a web application in /somewhere. Add a virtual host to your </text:p>
      <text:p text:style-name="P13">Apache configuration file and set its DocumentRoot to /somewhere/public: </text:p>
      <text:p text:style-name="P13"/>
      <text:p text:style-name="P13"><text:s text:c="3"/>&lt;VirtualHost *:80&gt; </text:p>
      <text:p text:style-name="P13"><text:s text:c="6"/>ServerName www.yourhost.com </text:p>
      <text:p text:style-name="P13"><text:s text:c="6"/># !!! Be sure to point DocumentRoot to 'public'! </text:p>
      <text:p text:style-name="P13"><text:s text:c="6"/>DocumentRoot /somewhere/public <text:s text:c="3"/></text:p>
      <text:p text:style-name="P13"><text:s text:c="6"/>&lt;Directory /somewhere/public&gt; </text:p>
      <text:p text:style-name="P13"><text:s text:c="9"/># This relaxes Apache security settings. </text:p>
      <text:p text:style-name="P13"><text:s text:c="9"/>AllowOverride all </text:p>
      <text:p text:style-name="P13"><text:s text:c="9"/># MultiViews must be turned off. </text:p>
      <text:p text:style-name="P13"><text:s text:c="9"/>Options -MultiViews </text:p>
      <text:p text:style-name="P13"><text:s text:c="9"/># Uncomment this if you're on Apache &gt;= 2.4: </text:p>
      <text:p text:style-name="P13"><text:s text:c="9"/>#Require all granted </text:p>
      <text:p text:style-name="P13"><text:s text:c="6"/>&lt;/Directory&gt; </text:p>
      <text:p text:style-name="P13"><text:s text:c="3"/>&lt;/VirtualHost&gt; </text:p>
      <text:p text:style-name="P13"/>
      <text:p text:style-name="P15">#####################################################################</text:p>
      <text:p text:style-name="P16">&lt;VirtualHost *:80&gt; </text:p>
      <text:p text:style-name="P16"><text:s text:c="7"/>SSLEngine On </text:p>
      <text:p text:style-name="P16"><text:s text:c="7"/>SSLCertificateFile /etc/httpd/ssl/httpd.pem </text:p>
      <text:p text:style-name="P16"><text:s text:c="7"/>SSLCertificateKeyFile /etc/httpd/ssl/httpd.key </text:p>
      <text:p text:style-name="P16"/>
      <text:p text:style-name="P16"><text:soft-page-break/><text:s text:c="7"/>ServerName localhost </text:p>
      <text:p text:style-name="P16"><text:s text:c="7"/>DocumentRoot /var/www </text:p>
      <text:p text:style-name="P16"><text:s text:c="7"/>&lt;Directory /var/www&gt; </text:p>
      <text:p text:style-name="P16"><text:s text:c="10"/>Allow from all <text:s/></text:p>
      <text:p text:style-name="P16"><text:s text:c="7"/>&lt;/Directory&gt; </text:p>
      <text:p text:style-name="P16"/>
      <text:p text:style-name="P16"><text:s text:c="7"/>RailsBaseURI /assignment </text:p>
      <text:p text:style-name="P16"><text:s text:c="7"/>RailsEnv development </text:p>
      <text:p text:style-name="P16"><text:s text:c="7"/>&lt;Directory /var/www/assignment&gt; </text:p>
      <text:p text:style-name="P16"><text:s text:c="10"/>Options -MultiViews </text:p>
      <text:p text:style-name="P16"><text:s text:c="7"/>&lt;/Directory&gt; </text:p>
      <text:p text:style-name="P24"><text:s text:c="4"/>&lt;/VirtualHost&gt; </text:p>
      <text:p text:style-name="P25">[root@dhcp-192-149 home]# sudo ln -s /home/xmeng/workspace/assignment/public <text:s/>/var/www/labs </text:p>
      <text:p text:style-name="P17"/>
      <text:p text:style-name="P13">And that's it! You may also want to check the Users Guide for security and </text:p>
      <text:p text:style-name="P13">optimization tips, troubleshooting and other useful information: </text:p>
      <text:p text:style-name="P13"/>
      <text:p text:style-name="P13"><text:s text:c="2"/>/home/xmeng/.rvm/gems/ruby-1.9.3-p547/gems/passenger-4.0.45/doc/Users guide Apache.html </text:p>
      <text:p text:style-name="P13"><text:s text:c="2"/>https://www.phusionpassenger.com/documentation/Users%20guide%20Apache.html </text:p>
      <text:p text:style-name="P13"/>
      <text:p text:style-name="P13">Enjoy Phusion Passenger, a product of Phusion (www.phusion.nl) :-) </text:p>
      <text:p text:style-name="P13">https://www.phusionpassenger.com </text:p>
      <text:p text:style-name="P13"/>
      <text:p text:style-name="P13"><text:soft-page-break/>Phusion Passenger is a trademark of Hongli Lai &amp; Ninh Bui. </text:p>
      <text:p text:style-name="P21">SELinux is preventing /usr/sbin/httpd from getattr access on the directory /home/xmeng/workspace/assignment/public. </text:p>
      <text:p text:style-name="P14">setsebool -P httpd_enable_homedirs 1</text:p>
      <text:p text:style-name="P14"/>
      <text:p text:style-name="P14">SELinux is preventing /usr/sbin/httpd from execute access on the file /home/xmeng/.rvm/gems/ruby-1.9.3-p547/gems/passenger-4.0.45/buildout/apache2/mod_p </text:p>
      <text:p text:style-name="P22"><text:span text:style-name="T4">安装</text:span><text:span text:style-name="T3">mongrel</text:span><text:span text:style-name="T4">替代</text:span><text:span text:style-name="T3">webrick</text:span><text:span text:style-name="T4">，遇到如下问题（</text:span><text:span text:style-name="T3">ruby</text:span><text:span text:style-name="T4">版本</text:span><text:span text:style-name="T3">1.9.2  rails</text:span><text:span text:style-name="T4">版本</text:span><text:span text:style-name="T3">3.1.3</text:span><text:span text:style-name="T4">）</text:span></text:p>
      <text:p text:style-name="Text_20_body"><text:span text:style-name="Strong_20_Emphasis"><text:span text:style-name="T3">ERROR:  Error installing mongrel:<text:line-break/>ERROR: Failed to build gem native extension.</text:span></text:span></text:p>
      <text:p text:style-name="P14"/>
      <text:p text:style-name="P23"><text:span text:style-name="Strong_20_Emphasis"><text:span text:style-name="T4">原因在于</text:span></text:span><text:span text:style-name="Strong_20_Emphasis"><text:span text:style-name="T3">Mongrel 1.1.5</text:span></text:span><text:span text:style-name="Strong_20_Emphasis"><text:span text:style-name="T4">与</text:span></text:span><text:span text:style-name="Strong_20_Emphasis"><text:span text:style-name="T3">Ruby 1.9.x </text:span></text:span><text:span text:style-name="Strong_20_Emphasis"><text:span text:style-name="T4">不兼容。可以通过安装另个版本</text:span></text:span></text:p>
      <text:p text:style-name="Text_20_body"><text:span text:style-name="Strong_20_Emphasis"><text:span text:style-name="T3">gem install mongrel  --pre</text:span></text:span></text:p>
      <text:p text:style-name="Text_20_body"><text:span text:style-name="Strong_20_Emphasis"><text:span text:style-name="T4">或者</text:span></text:span></text:p>
      <text:p text:style-name="Text_20_body"><text:span text:style-name="Strong_20_Emphasis"><text:span text:style-name="T3">gem install mongrel -v 1.2.0.pre2 --pre --source</text:span></text:span><text:span text:style-name="Strong_20_Emphasis"><text:span text:style-name="T5">http://ruby.taobao.org</text:span></text:span></text:p>
      <text:p text:style-name="Text_20_body"><text:span text:style-name="Strong_20_Emphasis"><text:span text:style-name="T4">成功安装</text:span></text:span></text:p>
      <text:h text:style-name="P30" text:outline-level="2"><text:span text:style-name="Strong_20_Emphasis"><text:span text:style-name="T4">Manual Installation</text:span></text:span></text:h>
      <text:list xml:id="list1545332129149563773" text:style-name="L1">
        <text:list-item>
          <text:p text:style-name="P26">Create an account at <text:a xlink:type="simple" xlink:href="https://www.openshift.com/">https://www.openshift.com</text:a></text:p>
        </text:list-item>
        <text:list-item>
          <text:p text:style-name="P26">Create a rails application</text:p>
          <text:p text:style-name="P29"><text:span text:style-name="Source_20_Text">rhc app create railsapp ruby-1.9</text:span></text:p>
          <text:p text:style-name="P26"><text:span text:style-name="Strong_20_Emphasis">Note:</text:span> To support Ruby 1.8,</text:p>
          <text:p text:style-name="P27"><text:span text:style-name="Source_20_Text">+++ config/initializers/wrap_parameters.rb</text:span></text:p>
          <text:p text:style-name="P27"><text:span text:style-name="Source_20_Text">@@ -5,7 +5,7 @@</text:span></text:p>
          <text:p text:style-name="P27"/>
          <text:p text:style-name="P27"><text:span text:style-name="Source_20_Text"><text:s/># Enable parameter wrapping for JSON. You can disable this by setting :format to an empty array.</text:span></text:p>
          <text:p text:style-name="P27"><text:span text:style-name="Source_20_Text"><text:s text:c="2"/>ActiveSupport.on_load(:action_controller) do</text:span></text:p>
          <text:p text:style-name="P27"><text:span text:style-name="Source_20_Text"><text:s text:c="2"/>- <text:s/>wrap_parameters format: [:json]</text:span></text:p>
          <text:p text:style-name="P27"><text:span text:style-name="Source_20_Text"><text:s text:c="2"/>+ <text:s/>wrap_parameters ({:format =&gt; [:json]})</text:span></text:p>
          <text:p text:style-name="P29"><text:span text:style-name="Source_20_Text"><text:s text:c="3"/>end</text:span></text:p>
        </text:list-item>
        <text:list-item>
          <text:p text:style-name="P26">Add database support to your application</text:p>
          <text:p text:style-name="P29"><text:span text:style-name="Source_20_Text">rhc cartridge add -a railsapp -c mysql-5.5</text:span></text:p>
          <text:p text:style-name="P26">or</text:p>
          <text:p text:style-name="P29"><text:span text:style-name="Source_20_Text">rhc cartridge add -a railsapp -c postgresql-9.2</text:span></text:p>
        </text:list-item>
        <text:list-item>
          <text:p text:style-name="P26">Add this upstream Rails quickstart repository</text:p>
          <text:p text:style-name="P27"><text:span text:style-name="Source_20_Text">cd railsapp</text:span></text:p>
          <text:p text:style-name="P28"><text:span text:style-name="Source_20_Text"><text:span text:style-name="T6">git init</text:span></text:span></text:p>
          <text:p text:style-name="P27"><text:span text:style-name="Source_20_Text">git remote add upstream -m master git://github.com/openshift/rails-example.git</text:span></text:p>
          <text:p text:style-name="P29"><text:span text:style-name="Source_20_Text">git pull -s recursive -X theirs upstream master</text:span></text:p>
        </text:list-item>
        <text:list-item>
          <text:p text:style-name="P26">Push your new code</text:p>
          <text:p text:style-name="P29"><text:span text:style-name="Source_20_Text">git push</text:span></text:p>
        </text:list-item>
        <text:list-item>
          <text:p text:style-name="P26">That's it! Enjoy your new Rails application!</text:p>
        </text:list-item>
      </text:list>
      <text:p text:style-name="Text_20_body"><text:span text:style-name="Strong_20_Emphasis"><text:span text:style-name="T4"/></text:span></text:p>
      <text:p text:style-name="P14"/>
      <text:p text:style-name="P14"/>
      <text:p text:style-name="P18"/>
      <text:p text:style-name="P14"/>
      <text:p text:style-name="P14"/>
      <text:p text:style-name="P7"/>
      <text:p text:style-name="Quotations"><text:soft-page-break/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1:23:34.713290986</meta:creation-date>
    <dc:date>2014-07-15T15:30:53.698472716</dc:date>
    <meta:editing-duration>PT7H2M24S</meta:editing-duration>
    <meta:editing-cycles>22</meta:editing-cycles>
    <meta:generator>LibreOffice/4.1.3.2$Linux_X86_64 LibreOffice_project/410$Build-2</meta:generator>
    <meta:document-statistic meta:table-count="0" meta:image-count="0" meta:object-count="2" meta:page-count="15" meta:paragraph-count="173" meta:word-count="1299" meta:character-count="8119" meta:non-whitespace-character-count="7105"/>
  </office:meta>
</office:document-meta>
</file>